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06mm"/>
    </style:style>
    <style:style style:name="co2" style:family="table-column">
      <style:table-column-properties fo:break-before="auto" style:column-width="48.81mm"/>
    </style:style>
    <style:style style:name="co3" style:family="table-column">
      <style:table-column-properties fo:break-before="auto" style:column-width="42.79mm"/>
    </style:style>
    <style:style style:name="co4" style:family="table-column">
      <style:table-column-properties fo:break-before="auto" style:column-width="38.56mm"/>
    </style:style>
    <style:style style:name="co5" style:family="table-column">
      <style:table-column-properties fo:break-before="auto" style:column-width="53.76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35.37mm"/>
    </style:style>
    <style:style style:name="co8" style:family="table-column">
      <style:table-column-properties fo:break-before="auto" style:column-width="82.6mm"/>
    </style:style>
    <style:style style:name="ro1" style:family="table-row">
      <style:table-row-properties style:row-height="1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owrd</text:p>
          </table:table-cell>
          <table:table-cell office:value-type="string" calcext:value-type="string">
            <text:p>Phone</text:p>
          </table:table-cell>
          <table:table-cell table:number-columns-repeated="101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testuser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nedy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string" calcext:value-type="string">
            <text:p><text:a xlink:href="mailto:test@1" xlink:type="simple">test@1</text:a></text:p>
          </table:table-cell>
          <table:table-cell office:value-type="float" office:value="1234567897" calcext:value-type="float">
            <text:p>1234567897</text:p>
          </table:table-cell>
          <table:table-cell table:number-columns-repeated="101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testuser2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<text:a xlink:href="mailto:b@gmail.com" xlink:type="simple">b@gmail.com</text:a></text:p>
          </table:table-cell>
          <table:table-cell office:value-type="string" calcext:value-type="string">
            <text:p>test@2</text:p>
          </table:table-cell>
          <table:table-cell office:value-type="float" office:value="1234567897" calcext:value-type="float">
            <text:p>1234567897</text:p>
          </table:table-cell>
          <table:table-cell table:number-columns-repeated="101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testuser3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<text:a xlink:href="mailto:c@gmail.com" xlink:type="simple">c@gmail.com</text:a></text:p>
          </table:table-cell>
          <table:table-cell office:value-type="string" calcext:value-type="string">
            <text:p>test@3</text:p>
          </table:table-cell>
          <table:table-cell office:value-type="float" office:value="1234567897" calcext:value-type="float">
            <text:p>1234567897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03T01:57:23.381000000</meta:creation-date>
    <dc:date>2024-11-03T02:02:51.839000000</dc:date>
    <meta:editing-duration>PT5M28S</meta:editing-duration>
    <meta:editing-cycles>1</meta:editing-cycles>
    <meta:document-statistic meta:table-count="1" meta:cell-count="28" meta:object-count="0"/>
    <meta:generator>XLSX_Editor/6.2.8.2$Windows_x86 LibreOffice_project/</meta:generator>
  </office:meta>
</office:document-meta>
</file>